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333300" draw:textarea-vertical-align="bottom"/>
    </style:style>
    <style:style style:name="gr3" style:family="graphic" style:parent-style-name="standard">
      <style:graphic-properties draw:fill="solid" draw:fill-color="#669966" draw:textarea-vertical-align="bottom"/>
    </style:style>
    <style:style style:name="gr4" style:family="graphic" style:parent-style-name="standard">
      <style:graphic-properties draw:fill="solid" draw:fill-color="#006699" draw:textarea-vertical-align="bottom"/>
    </style:style>
    <style:style style:name="gr5" style:family="graphic" style:parent-style-name="standard">
      <style:graphic-properties draw:fill="solid" draw:fill-color="#b2b2b2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cccccc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start"/>
      <style:text-properties fo:color="#999999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start"/>
      <style:text-properties fo:color="#999999" fo:font-size="18pt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9999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iMet Trip Planning Middleware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<text:span text:style-name="T1">Diagrams that drill down into the middleware of the TriMet trip planning stack</text:span></text:p>
            <text:p text:style-name="P1"><text:span text:style-name="T1"/></text:p>
            <text:p text:style-name="P1"><text:span text:style-name="T2">November 20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rect draw:style-name="gr2" draw:text-style-name="P3" draw:layer="layout" svg:width="25.4cm" svg:height="4.318cm" svg:x="1.778cm" svg:y="16.002cm">
          <text:p text:style-name="P3"><text:span text:style-name="T3">Back End</text:span></text:p>
        </draw:rect>
        <draw:rect draw:style-name="gr3" draw:text-style-name="P3" draw:layer="layout" svg:width="25.4cm" svg:height="6.604cm" svg:x="1.778cm" svg:y="9.398cm">
          <text:p text:style-name="P3"><text:span text:style-name="T3">Middle Layer</text:span></text:p>
        </draw:rect>
        <draw:rect draw:style-name="gr4" draw:text-style-name="P3" draw:layer="layout" svg:width="25.4cm" svg:height="5.055cm" svg:x="1.778cm" svg:y="4.343cm">
          <text:p text:style-name="P3"><text:span text:style-name="T3">Front End</text:span></text:p>
        </draw:rect>
        <draw:frame presentation:style-name="pr4" draw:layer="layout" svg:width="25.199cm" svg:height="3.506cm" svg:x="1.4cm" svg:y="0.837cm" presentation:class="title">
          <draw:text-box>
            <text:p>Landscape</text:p>
          </draw:text-box>
        </draw:frame>
        <draw:custom-shape draw:style-name="gr5" draw:text-style-name="P4" draw:layer="layout" svg:width="4.826cm" svg:height="2.54cm" svg:x="13.97cm" svg:y="17.018cm">
          <text:p text:style-name="P4">PostGI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6" draw:text-style-name="P4" draw:layer="layout" svg:width="3.048cm" svg:height="2.54cm" svg:x="2.032cm" svg:y="4.826cm">
          <text:p text:style-name="P4">trimet.org</text:p>
        </draw:rect>
        <draw:rect draw:style-name="gr6" draw:text-style-name="P4" draw:layer="layout" svg:width="4.164cm" svg:height="2.54cm" svg:x="13.97cm" svg:y="4.826cm">
          <text:p text:style-name="P4">ride.trimet.org</text:p>
        </draw:rect>
        <draw:rect draw:style-name="gr6" draw:text-style-name="P4" draw:layer="layout" svg:width="3.956cm" svg:height="2.54cm" svg:x="22.86cm" svg:y="4.826cm">
          <text:p text:style-name="P4">call.trimet.org</text:p>
        </draw:rect>
        <draw:rect draw:style-name="gr6" draw:text-style-name="P4" draw:layer="layout" svg:width="4.164cm" svg:height="2.54cm" svg:x="5.258cm" svg:y="4.826cm">
          <text:p text:style-name="P4">trimet.org/ride</text:p>
        </draw:rect>
        <draw:rect draw:style-name="gr6" draw:text-style-name="P4" draw:layer="layout" svg:width="4.318cm" svg:height="2.54cm" svg:x="18.342cm" svg:y="4.826cm">
          <text:p text:style-name="P4">trinet.trimet.org</text:p>
        </draw:rect>
        <draw:rect draw:style-name="gr6" draw:text-style-name="P4" draw:layer="layout" svg:width="4.318cm" svg:height="2.54cm" svg:x="22.46cm" svg:y="9.906cm">
          <text:p text:style-name="P4">Play!</text:p>
        </draw:rect>
        <draw:rect draw:style-name="gr6" draw:text-style-name="P4" draw:layer="layout" svg:width="4.318cm" svg:height="2.54cm" svg:x="3.332cm" svg:y="16.662cm">
          <text:p text:style-name="P4">ATIS</text:p>
          <text:p text:style-name="P4">GeoCoder</text:p>
        </draw:rect>
        <draw:rect draw:style-name="gr6" draw:text-style-name="P4" draw:layer="layout" svg:width="4.318cm" svg:height="2.54cm" svg:x="2.032cm" svg:y="9.906cm">
          <text:p text:style-name="P4">SOLR</text:p>
        </draw:rect>
        <draw:rect draw:style-name="gr6" draw:text-style-name="P4" draw:layer="layout" svg:width="4.318cm" svg:height="2.54cm" svg:x="7.112cm" svg:y="9.906cm">
          <text:p text:style-name="P4">Python</text:p>
          <text:p text:style-name="P4">Apps</text:p>
        </draw:rect>
        <draw:rect draw:style-name="gr6" draw:text-style-name="P4" draw:layer="layout" svg:width="4.164cm" svg:height="2.54cm" svg:x="9.626cm" svg:y="4.826cm">
          <text:p text:style-name="P4">developer</text:p>
          <text:p text:style-name="P4">.trimet.org</text:p>
        </draw:rect>
        <draw:rect draw:style-name="gr6" draw:text-style-name="P5" draw:layer="layout" svg:width="4.818cm" svg:height="2.54cm" svg:x="17.272cm" svg:y="9.906cm">
          <text:p text:style-name="P5">GeoServer</text:p>
        </draw:rect>
        <draw:rect draw:style-name="gr6" draw:text-style-name="P5" draw:layer="layout" svg:width="3.772cm" svg:height="2.54cm" svg:x="15.278cm" svg:y="12.954cm">
          <text:p text:style-name="P5">OTP</text:p>
        </draw:rect>
        <draw:rect draw:style-name="gr6" draw:text-style-name="P5" draw:layer="layout" svg:width="4.318cm" svg:height="2.54cm" svg:x="9.92cm" svg:y="12.954cm">
          <text:p text:style-name="P5">Java</text:p>
          <text:p text:style-name="P5">Apps</text:p>
        </draw:rect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rect draw:style-name="gr2" draw:text-style-name="P6" draw:layer="layout" svg:width="25.4cm" svg:height="4.318cm" svg:x="1.778cm" svg:y="16.002cm">
          <text:p text:style-name="P6"><text:span text:style-name="T3">Back End</text:span></text:p>
        </draw:rect>
        <draw:rect draw:style-name="gr3" draw:text-style-name="P6" draw:layer="layout" svg:width="25.4cm" svg:height="6.604cm" svg:x="1.778cm" svg:y="9.398cm">
          <text:p text:style-name="P6"><text:span text:style-name="T3">Middle Layer</text:span></text:p>
        </draw:rect>
        <draw:rect draw:style-name="gr4" draw:text-style-name="P6" draw:layer="layout" svg:width="25.4cm" svg:height="5.055cm" svg:x="1.778cm" svg:y="4.343cm">
          <text:p text:style-name="P6"><text:span text:style-name="T3">Front End</text:span></text:p>
        </draw:rect>
        <draw:frame presentation:style-name="pr4" draw:layer="layout" svg:width="25.199cm" svg:height="3.506cm" svg:x="1.4cm" svg:y="0.837cm" presentation:class="title">
          <draw:text-box>
            <text:p>Connections</text:p>
          </draw:text-box>
        </draw:frame>
        <draw:custom-shape draw:style-name="gr5" draw:text-style-name="P5" xml:id="id8" draw:id="id8" draw:layer="layout" svg:width="4.826cm" svg:height="2.54cm" svg:x="13.97cm" svg:y="17.018cm">
          <text:p text:style-name="P5">PostGI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6" draw:text-style-name="P5" xml:id="id1" draw:id="id1" draw:layer="layout" svg:width="3.048cm" svg:height="2.54cm" svg:x="2.032cm" svg:y="4.826cm">
          <text:p text:style-name="P5">trimet.org</text:p>
        </draw:rect>
        <draw:rect draw:style-name="gr6" draw:text-style-name="P5" xml:id="id10" draw:id="id10" draw:layer="layout" svg:width="4.164cm" svg:height="2.54cm" svg:x="13.97cm" svg:y="4.826cm">
          <text:p text:style-name="P5">ride.trimet.org</text:p>
        </draw:rect>
        <draw:rect draw:style-name="gr6" draw:text-style-name="P5" xml:id="id12" draw:id="id12" draw:layer="layout" svg:width="3.956cm" svg:height="2.54cm" svg:x="22.86cm" svg:y="4.826cm">
          <text:p text:style-name="P5">call.trimet.org</text:p>
        </draw:rect>
        <draw:rect draw:style-name="gr6" draw:text-style-name="P5" xml:id="id3" draw:id="id3" draw:layer="layout" svg:width="4.164cm" svg:height="2.54cm" svg:x="5.258cm" svg:y="4.826cm">
          <text:p text:style-name="P5">trimet.org/ride</text:p>
        </draw:rect>
        <draw:rect draw:style-name="gr6" draw:text-style-name="P5" xml:id="id11" draw:id="id11" draw:layer="layout" svg:width="4.318cm" svg:height="2.54cm" svg:x="18.342cm" svg:y="4.826cm">
          <text:p text:style-name="P5">trinet.trimet.org</text:p>
        </draw:rect>
        <draw:rect draw:style-name="gr6" draw:text-style-name="P5" xml:id="id13" draw:id="id13" draw:layer="layout" svg:width="4.318cm" svg:height="2.54cm" svg:x="22.46cm" svg:y="9.906cm">
          <text:p text:style-name="P5">Play!</text:p>
        </draw:rect>
        <draw:rect draw:style-name="gr6" draw:text-style-name="P5" xml:id="id14" draw:id="id14" draw:layer="layout" svg:width="4.818cm" svg:height="2.54cm" svg:x="17.272cm" svg:y="9.906cm">
          <text:p text:style-name="P5">GeoServer</text:p>
        </draw:rect>
        <draw:rect draw:style-name="gr6" draw:text-style-name="P5" xml:id="id6" draw:id="id6" draw:layer="layout" svg:width="3.772cm" svg:height="2.54cm" svg:x="15.278cm" svg:y="12.954cm">
          <text:p text:style-name="P5">OTP</text:p>
        </draw:rect>
        <draw:rect draw:style-name="gr6" draw:text-style-name="P5" xml:id="id5" draw:id="id5" draw:layer="layout" svg:width="4.318cm" svg:height="2.54cm" svg:x="9.92cm" svg:y="12.954cm">
          <text:p text:style-name="P5">Java</text:p>
          <text:p text:style-name="P5">Apps</text:p>
        </draw:rect>
        <draw:rect draw:style-name="gr6" draw:text-style-name="P5" xml:id="id7" draw:id="id7" draw:layer="layout" svg:width="4.318cm" svg:height="2.54cm" svg:x="3.332cm" svg:y="16.662cm">
          <text:p text:style-name="P5">ATIS</text:p>
          <text:p text:style-name="P5">GeoCoder</text:p>
        </draw:rect>
        <draw:rect draw:style-name="gr6" draw:text-style-name="P5" xml:id="id2" draw:id="id2" draw:layer="layout" svg:width="4.318cm" svg:height="2.54cm" svg:x="2.032cm" svg:y="9.906cm">
          <text:p text:style-name="P5">SOLR</text:p>
        </draw:rect>
        <draw:rect draw:style-name="gr6" draw:text-style-name="P5" xml:id="id9" draw:id="id9" draw:layer="layout" svg:width="4.318cm" svg:height="2.54cm" svg:x="7.112cm" svg:y="9.906cm">
          <text:p text:style-name="P5">Python</text:p>
          <text:p text:style-name="P5">Apps</text:p>
        </draw:rect>
        <draw:rect draw:style-name="gr6" draw:text-style-name="P5" xml:id="id4" draw:id="id4" draw:layer="layout" svg:width="4.164cm" svg:height="2.54cm" svg:x="9.626cm" svg:y="4.826cm">
          <text:p text:style-name="P5">developer</text:p>
          <text:p text:style-name="P5">.trimet.org</text:p>
        </draw:rect>
        <draw:connector draw:style-name="gr7" draw:text-style-name="P4" draw:layer="layout" draw:type="curve" svg:x1="3.556cm" svg:y1="7.366cm" svg:x2="4.191cm" svg:y2="9.906cm" draw:start-shape="id1" draw:end-shape="id2" svg:d="M3556 7366c0 1905 635 635 635 2540">
          <text:p/>
        </draw:connector>
        <draw:connector draw:style-name="gr7" draw:text-style-name="P4" draw:layer="layout" draw:type="curve" svg:x1="7.34cm" svg:y1="7.366cm" svg:x2="4.191cm" svg:y2="9.906cm" draw:start-shape="id3" draw:end-shape="id2" svg:d="M7340 7366c0 1905-3149 635-3149 2540">
          <text:p/>
        </draw:connector>
        <draw:connector draw:style-name="gr7" draw:text-style-name="P4" draw:layer="layout" draw:type="curve" svg:x1="11.708cm" svg:y1="7.366cm" svg:x2="12.079cm" svg:y2="12.954cm" draw:start-shape="id4" draw:end-shape="id5" svg:d="M11708 7366c0 4191 371 1397 371 5588">
          <text:p/>
        </draw:connector>
        <draw:connector draw:style-name="gr7" draw:text-style-name="P4" draw:layer="layout" draw:type="curve" svg:x1="14.238cm" svg:y1="14.224cm" svg:x2="15.278cm" svg:y2="14.224cm" draw:start-shape="id5" draw:end-shape="id6" svg:d="M14238 14224h1040">
          <text:p/>
        </draw:connector>
        <draw:connector draw:style-name="gr7" draw:text-style-name="P4" draw:layer="layout" draw:type="curve" svg:x1="9.92cm" svg:y1="14.224cm" svg:x2="4.191cm" svg:y2="12.446cm" draw:start-shape="id5" draw:end-shape="id2" draw:end-glue-point="2" svg:d="M9920 14224c-3820 0-5729-592-5729-1778">
          <text:p/>
        </draw:connector>
        <draw:connector draw:style-name="gr7" draw:text-style-name="P4" draw:layer="layout" draw:type="curve" svg:x1="9.92cm" svg:y1="14.224cm" svg:x2="7.65cm" svg:y2="17.932cm" draw:start-shape="id5" draw:end-shape="id7" svg:d="M9920 14224c-1702 0-568 3708-2270 3708">
          <text:p/>
        </draw:connector>
        <draw:connector draw:style-name="gr7" draw:text-style-name="P4" draw:layer="layout" draw:type="curve" svg:x1="16.383cm" svg:y1="17.018cm" svg:x2="12.079cm" svg:y2="15.494cm" draw:start-shape="id8" draw:end-shape="id5" svg:d="M16383 17018c0-1143-4304-381-4304-1524">
          <text:p/>
        </draw:connector>
        <draw:connector draw:style-name="gr7" draw:text-style-name="P4" draw:layer="layout" draw:type="curve" draw:line-skew="1.197cm" svg:x1="11.43cm" svg:y1="11.176cm" svg:x2="15.278cm" svg:y2="14.224cm" draw:start-shape="id9" draw:start-glue-point="1" draw:end-shape="id6" svg:d="M11430 11176c4681 0 2758 3048 3848 3048">
          <text:p/>
        </draw:connector>
        <draw:connector draw:style-name="gr7" draw:text-style-name="P4" draw:layer="layout" draw:type="curve" svg:x1="13.97cm" svg:y1="18.288cm" svg:x2="9.271cm" svg:y2="12.446cm" draw:start-shape="id8" draw:start-glue-point="6" draw:end-shape="id9" draw:end-glue-point="2" svg:d="M13970 18288c-3133 0-4699-1947-4699-5842">
          <text:p/>
        </draw:connector>
        <draw:connector draw:style-name="gr7" draw:text-style-name="P4" draw:layer="layout" draw:type="curve" draw:line-skew="-0.254cm" svg:x1="4.191cm" svg:y1="9.906cm" svg:x2="16.052cm" svg:y2="7.366cm" draw:start-shape="id2" draw:end-shape="id10" draw:end-glue-point="2" svg:d="M4191 9906c0-2286 11861-1016 11861-2540">
          <text:p/>
        </draw:connector>
        <draw:connector draw:style-name="gr7" draw:text-style-name="P4" draw:layer="layout" draw:type="curve" svg:x1="4.191cm" svg:y1="9.906cm" svg:x2="20.501cm" svg:y2="7.366cm" draw:start-shape="id2" draw:end-shape="id11" draw:end-glue-point="2" svg:d="M4191 9906c0-1905 16310-635 16310-2540">
          <text:p/>
        </draw:connector>
        <draw:connector draw:style-name="gr7" draw:text-style-name="P4" draw:layer="layout" draw:type="curve" svg:x1="4.191cm" svg:y1="9.906cm" svg:x2="24.838cm" svg:y2="7.366cm" draw:start-shape="id2" draw:end-shape="id12" draw:end-glue-point="2" svg:d="M4191 9906c0-1905 20647-635 20647-2540">
          <text:p/>
        </draw:connector>
        <draw:connector draw:style-name="gr7" draw:text-style-name="P4" draw:layer="layout" draw:type="curve" svg:x1="24.619cm" svg:y1="9.906cm" svg:x2="24.838cm" svg:y2="7.366cm" draw:start-shape="id13" draw:end-shape="id12" svg:d="M24619 9906c0-1905 219-635 219-2540">
          <text:p/>
        </draw:connector>
        <draw:connector draw:style-name="gr7" draw:text-style-name="P4" draw:layer="layout" draw:type="curve" svg:x1="18.796cm" svg:y1="18.288cm" svg:x2="24.619cm" svg:y2="12.446cm" draw:start-shape="id8" draw:start-glue-point="8" draw:end-shape="id13" draw:end-glue-point="2" svg:d="M18796 18288c3882 0 5823-1947 5823-5842">
          <text:p/>
        </draw:connector>
        <draw:connector draw:style-name="gr7" draw:text-style-name="P4" draw:layer="layout" draw:type="curve" svg:x1="19.681cm" svg:y1="12.446cm" svg:x2="18.796cm" svg:y2="18.288cm" draw:start-shape="id14" draw:start-glue-point="2" draw:end-shape="id8" draw:end-glue-point="8" svg:d="M19681 12446c0 3895-295 5842-885 5842">
          <text:p/>
        </draw:connector>
        <draw:connector draw:style-name="gr7" draw:text-style-name="P4" draw:layer="layout" draw:type="curve" svg:x1="19.05cm" svg:y1="14.224cm" svg:x2="24.619cm" svg:y2="12.446cm" draw:start-shape="id6" draw:start-glue-point="1" draw:end-shape="id13" draw:end-glue-point="2" svg:d="M19050 14224c3713 0 5569-592 5569-1778">
          <text:p/>
        </draw:connector>
        <draw:connector draw:style-name="gr7" draw:text-style-name="P4" draw:layer="layout" draw:type="curve" draw:line-skew="1.753cm" svg:x1="17.164cm" svg:y1="12.954cm" svg:x2="16.052cm" svg:y2="7.366cm" draw:start-shape="id6" draw:end-shape="id10" draw:end-glue-point="2" svg:d="M17164 12954c0-1561-1112 1232-1112-5588">
          <text:p/>
        </draw:connector>
        <draw:connector draw:style-name="gr7" draw:text-style-name="P4" draw:layer="layout" draw:type="curve" svg:x1="17.272cm" svg:y1="11.176cm" svg:x2="16.052cm" svg:y2="7.366cm" draw:start-shape="id14" draw:start-glue-point="3" draw:end-shape="id10" svg:d="M17272 11176c-814 0-1220-1270-1220-3810">
          <text:p/>
        </draw:connector>
        <draw:connector draw:style-name="gr7" draw:text-style-name="P4" draw:layer="layout" draw:type="curve" svg:x1="9.271cm" svg:y1="9.906cm" svg:x2="7.34cm" svg:y2="7.366cm" draw:start-shape="id9" draw:start-glue-point="0" draw:end-shape="id3" draw:end-glue-point="2" svg:d="M9271 9906c0-1905-1931-635-1931-2540">
          <text:p/>
        </draw:connector>
        <draw:connector draw:style-name="gr7" draw:text-style-name="P4" draw:layer="layout" draw:type="curve" svg:x1="19.681cm" svg:y1="9.906cm" svg:x2="20.501cm" svg:y2="7.366cm" draw:start-shape="id14" draw:end-shape="id11" draw:end-glue-point="2" svg:d="M19681 9906c0-1905 820-635 820-2540">
          <text:p/>
        </draw:connector>
        <draw:connector draw:style-name="gr7" draw:text-style-name="P4" draw:layer="layout" draw:type="curve" svg:x1="7.34cm" svg:y1="7.366cm" svg:x2="3.556cm" svg:y2="7.366cm" draw:start-shape="id3" draw:start-glue-point="2" draw:end-shape="id1" draw:end-glue-point="2" svg:d="M7340 7366c0 751-3784 751-3784 0">
          <text:p/>
        </draw:connector>
        <draw:connector draw:style-name="gr7" draw:text-style-name="P4" draw:layer="layout" draw:type="curve" svg:x1="9.271cm" svg:y1="12.446cm" svg:x2="5.491cm" svg:y2="16.662cm" draw:start-shape="id9" draw:end-shape="id7" svg:d="M9271 12446c0 3162-3780 1054-3780 4216">
          <text:p/>
        </draw:connector>
        <draw:connector draw:style-name="gr7" draw:text-style-name="P4" draw:layer="layout" draw:type="curve" svg:x1="12.079cm" svg:y1="12.954cm" svg:x2="16.052cm" svg:y2="7.366cm" draw:start-shape="id5" draw:start-glue-point="0" draw:end-shape="id10" draw:end-glue-point="2" svg:d="M12079 12954c0-4191 3973-1397 3973-5588">
          <text:p/>
        </draw:connector>
        <draw:connector draw:style-name="gr7" draw:text-style-name="P4" draw:layer="layout" draw:type="curve" svg:x1="11.43cm" svg:y1="11.176cm" svg:x2="17.272cm" svg:y2="11.176cm" draw:start-shape="id9" draw:end-shape="id14" draw:end-glue-point="3" svg:d="M11430 11176h5842">
          <text:p/>
        </draw:connecto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rect draw:style-name="gr2" draw:text-style-name="P6" draw:layer="layout" svg:width="25.4cm" svg:height="4.318cm" svg:x="1.778cm" svg:y="16.002cm">
          <text:p text:style-name="P6"><text:span text:style-name="T3">Back End</text:span></text:p>
        </draw:rect>
        <draw:rect draw:style-name="gr3" draw:text-style-name="P6" draw:layer="layout" svg:width="25.4cm" svg:height="6.604cm" svg:x="1.778cm" svg:y="9.398cm">
          <text:p text:style-name="P6"><text:span text:style-name="T3">Middle Layer</text:span></text:p>
        </draw:rect>
        <draw:rect draw:style-name="gr4" draw:text-style-name="P6" draw:layer="layout" svg:width="25.4cm" svg:height="5.055cm" svg:x="1.778cm" svg:y="4.343cm">
          <text:p text:style-name="P6"><text:span text:style-name="T3">Front End</text:span></text:p>
        </draw:rect>
        <draw:frame presentation:style-name="pr4" draw:layer="layout" svg:width="25.199cm" svg:height="3.506cm" svg:x="1.4cm" svg:y="0.837cm" presentation:class="title">
          <draw:text-box>
            <text:p>trimet.org/ride explained</text:p>
          </draw:text-box>
        </draw:frame>
        <draw:custom-shape draw:style-name="gr5" draw:text-style-name="P5" xml:id="id19" draw:id="id19" draw:layer="layout" svg:width="4.826cm" svg:height="2.54cm" svg:x="13.97cm" svg:y="17.018cm">
          <text:p text:style-name="P5">PostGI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6" draw:text-style-name="P5" xml:id="id15" draw:id="id15" draw:layer="layout" svg:width="4.164cm" svg:height="2.54cm" svg:x="5.258cm" svg:y="4.826cm">
          <text:p text:style-name="P5">trimet.org/ride</text:p>
        </draw:rect>
        <draw:rect draw:style-name="gr6" draw:text-style-name="P5" xml:id="id20" draw:id="id20" draw:layer="layout" svg:width="4.318cm" svg:height="2.54cm" svg:x="3.332cm" svg:y="16.662cm">
          <text:p text:style-name="P5">ATIS</text:p>
          <text:p text:style-name="P5">GeoCoder</text:p>
        </draw:rect>
        <draw:rect draw:style-name="gr6" draw:text-style-name="P5" xml:id="id16" draw:id="id16" draw:layer="layout" svg:width="4.318cm" svg:height="2.54cm" svg:x="2.032cm" svg:y="9.906cm">
          <text:p text:style-name="P5">SOLR</text:p>
        </draw:rect>
        <draw:rect draw:style-name="gr6" draw:text-style-name="P5" xml:id="id17" draw:id="id17" draw:layer="layout" svg:width="4.318cm" svg:height="2.54cm" svg:x="7.112cm" svg:y="9.906cm">
          <text:p text:style-name="P5">Python</text:p>
          <text:p text:style-name="P5">Apps</text:p>
        </draw:rect>
        <draw:connector draw:style-name="gr7" draw:text-style-name="P4" draw:layer="layout" draw:type="curve" svg:x1="7.34cm" svg:y1="7.366cm" svg:x2="4.191cm" svg:y2="9.906cm" draw:start-shape="id15" draw:end-shape="id16" svg:d="M7340 7366c0 1905-3149 635-3149 2540">
          <text:p/>
        </draw:connector>
        <draw:connector draw:style-name="gr7" draw:text-style-name="P4" draw:layer="layout" draw:type="curve" draw:line-skew="1.197cm" svg:x1="11.43cm" svg:y1="11.176cm" svg:x2="15.278cm" svg:y2="14.224cm" draw:start-shape="id17" draw:start-glue-point="1" draw:end-shape="id18" svg:d="M11430 11176c4681 0 2758 3048 3848 3048">
          <text:p/>
        </draw:connector>
        <draw:connector draw:style-name="gr7" draw:text-style-name="P4" draw:layer="layout" draw:type="curve" svg:x1="13.97cm" svg:y1="18.288cm" svg:x2="9.271cm" svg:y2="12.446cm" draw:start-shape="id19" draw:start-glue-point="6" draw:end-shape="id17" draw:end-glue-point="2" svg:d="M13970 18288c-3133 0-4699-1947-4699-5842">
          <text:p/>
        </draw:connector>
        <draw:connector draw:style-name="gr7" draw:text-style-name="P4" draw:layer="layout" draw:type="curve" svg:x1="9.271cm" svg:y1="9.906cm" svg:x2="7.34cm" svg:y2="7.366cm" draw:start-shape="id17" draw:start-glue-point="0" draw:end-shape="id15" draw:end-glue-point="2" svg:d="M9271 9906c0-1905-1931-635-1931-2540">
          <text:p/>
        </draw:connector>
        <draw:connector draw:style-name="gr7" draw:text-style-name="P4" draw:layer="layout" draw:type="curve" svg:x1="9.271cm" svg:y1="12.446cm" svg:x2="5.491cm" svg:y2="16.662cm" draw:start-shape="id17" draw:end-shape="id20" svg:d="M9271 12446c0 3162-3780 1054-3780 4216">
          <text:p/>
        </draw:connector>
        <draw:rect draw:style-name="gr6" draw:text-style-name="P5" xml:id="id21" draw:id="id21" draw:layer="layout" svg:width="4.818cm" svg:height="2.54cm" svg:x="19.904cm" svg:y="12.954cm">
          <text:p text:style-name="P5">GeoServer</text:p>
        </draw:rect>
        <draw:connector draw:style-name="gr7" draw:text-style-name="P4" draw:layer="layout" draw:type="curve" svg:x1="19.904cm" svg:y1="14.224cm" svg:x2="11.43cm" svg:y2="11.176cm" draw:start-shape="id21" draw:end-shape="id17" svg:d="M19904 14224c-6355 0-2119-3048-8474-3048">
          <text:p/>
        </draw:connector>
        <draw:rect draw:style-name="gr6" draw:text-style-name="P5" xml:id="id18" draw:id="id18" draw:layer="layout" svg:width="3.772cm" svg:height="2.54cm" svg:x="15.278cm" svg:y="12.954cm">
          <text:p text:style-name="P5">OTP</text:p>
        </draw:rect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rect draw:style-name="gr2" draw:text-style-name="P6" draw:layer="layout" svg:width="25.4cm" svg:height="4.318cm" svg:x="1.778cm" svg:y="16.002cm">
          <text:p text:style-name="P6"><text:span text:style-name="T3">Back End</text:span></text:p>
        </draw:rect>
        <draw:rect draw:style-name="gr3" draw:text-style-name="P6" draw:layer="layout" svg:width="25.4cm" svg:height="6.604cm" svg:x="1.778cm" svg:y="9.398cm">
          <text:p text:style-name="P6"><text:span text:style-name="T3">Middle Layer</text:span></text:p>
        </draw:rect>
        <draw:rect draw:style-name="gr4" draw:text-style-name="P6" draw:layer="layout" svg:width="25.4cm" svg:height="5.055cm" svg:x="1.778cm" svg:y="4.343cm">
          <text:p text:style-name="P6"><text:span text:style-name="T3">Front End</text:span></text:p>
        </draw:rect>
        <draw:frame presentation:style-name="pr4" draw:layer="layout" svg:width="25.199cm" svg:height="3.506cm" svg:x="1.4cm" svg:y="0.837cm" presentation:class="title">
          <draw:text-box>
            <text:p>developer.trimet.org</text:p>
          </draw:text-box>
        </draw:frame>
        <draw:custom-shape draw:style-name="gr5" draw:text-style-name="P5" xml:id="id27" draw:id="id27" draw:layer="layout" svg:width="4.826cm" svg:height="2.54cm" svg:x="13.97cm" svg:y="17.018cm">
          <text:p text:style-name="P5">PostGI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6" draw:text-style-name="P5" xml:id="id24" draw:id="id24" draw:layer="layout" svg:width="3.772cm" svg:height="2.54cm" svg:x="15.278cm" svg:y="12.954cm">
          <text:p text:style-name="P5">OTP</text:p>
        </draw:rect>
        <draw:rect draw:style-name="gr6" draw:text-style-name="P5" xml:id="id23" draw:id="id23" draw:layer="layout" svg:width="4.318cm" svg:height="2.54cm" svg:x="9.92cm" svg:y="12.954cm">
          <text:p text:style-name="P5">Java</text:p>
          <text:p text:style-name="P5">Apps</text:p>
        </draw:rect>
        <draw:rect draw:style-name="gr6" draw:text-style-name="P5" xml:id="id26" draw:id="id26" draw:layer="layout" svg:width="4.318cm" svg:height="2.54cm" svg:x="3.332cm" svg:y="16.662cm">
          <text:p text:style-name="P5">ATIS</text:p>
          <text:p text:style-name="P5">GeoCoder</text:p>
        </draw:rect>
        <draw:rect draw:style-name="gr6" draw:text-style-name="P5" xml:id="id25" draw:id="id25" draw:layer="layout" svg:width="4.318cm" svg:height="2.54cm" svg:x="2.032cm" svg:y="9.906cm">
          <text:p text:style-name="P5">SOLR</text:p>
        </draw:rect>
        <draw:rect draw:style-name="gr6" draw:text-style-name="P5" xml:id="id22" draw:id="id22" draw:layer="layout" svg:width="4.164cm" svg:height="2.54cm" svg:x="9.626cm" svg:y="4.826cm">
          <text:p text:style-name="P5">developer</text:p>
          <text:p text:style-name="P5">.trimet.org</text:p>
        </draw:rect>
        <draw:connector draw:style-name="gr7" draw:text-style-name="P4" draw:layer="layout" draw:type="curve" svg:x1="11.708cm" svg:y1="7.366cm" svg:x2="12.079cm" svg:y2="12.954cm" draw:start-shape="id22" draw:end-shape="id23" svg:d="M11708 7366c0 4191 371 1397 371 5588">
          <text:p/>
        </draw:connector>
        <draw:connector draw:style-name="gr7" draw:text-style-name="P4" draw:layer="layout" draw:type="curve" svg:x1="14.238cm" svg:y1="14.224cm" svg:x2="15.278cm" svg:y2="14.224cm" draw:start-shape="id23" draw:end-shape="id24" svg:d="M14238 14224h1040">
          <text:p/>
        </draw:connector>
        <draw:connector draw:style-name="gr7" draw:text-style-name="P4" draw:layer="layout" draw:type="curve" svg:x1="9.92cm" svg:y1="14.224cm" svg:x2="4.191cm" svg:y2="12.446cm" draw:start-shape="id23" draw:end-shape="id25" draw:end-glue-point="2" svg:d="M9920 14224c-3820 0-5729-592-5729-1778">
          <text:p/>
        </draw:connector>
        <draw:connector draw:style-name="gr7" draw:text-style-name="P4" draw:layer="layout" draw:type="curve" svg:x1="9.92cm" svg:y1="14.224cm" svg:x2="7.65cm" svg:y2="17.932cm" draw:start-shape="id23" draw:end-shape="id26" svg:d="M9920 14224c-1702 0-568 3708-2270 3708">
          <text:p/>
        </draw:connector>
        <draw:connector draw:style-name="gr7" draw:text-style-name="P4" draw:layer="layout" draw:type="curve" svg:x1="16.383cm" svg:y1="17.018cm" svg:x2="12.079cm" svg:y2="15.494cm" draw:start-shape="id27" draw:end-shape="id23" svg:d="M16383 17018c0-1143-4304-381-4304-1524">
          <text:p/>
        </draw:connecto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rect draw:style-name="gr2" draw:text-style-name="P6" draw:layer="layout" svg:width="25.4cm" svg:height="4.318cm" svg:x="1.778cm" svg:y="16.002cm">
          <text:p text:style-name="P6"><text:span text:style-name="T3">Back End</text:span></text:p>
        </draw:rect>
        <draw:rect draw:style-name="gr3" draw:text-style-name="P6" draw:layer="layout" svg:width="25.4cm" svg:height="6.604cm" svg:x="1.778cm" svg:y="9.398cm">
          <text:p text:style-name="P6"><text:span text:style-name="T3">Middle Layer</text:span></text:p>
        </draw:rect>
        <draw:rect draw:style-name="gr4" draw:text-style-name="P6" draw:layer="layout" svg:width="25.4cm" svg:height="5.055cm" svg:x="1.778cm" svg:y="4.343cm">
          <text:p text:style-name="P6"><text:span text:style-name="T3">Front End</text:span></text:p>
        </draw:rect>
        <draw:frame presentation:style-name="pr4" draw:layer="layout" svg:width="25.199cm" svg:height="3.506cm" svg:x="1.4cm" svg:y="0.837cm" presentation:class="title">
          <draw:text-box>
            <text:p>call.trimet.org</text:p>
          </draw:text-box>
        </draw:frame>
        <draw:custom-shape draw:style-name="gr5" draw:text-style-name="P5" xml:id="id31" draw:id="id31" draw:layer="layout" svg:width="4.826cm" svg:height="2.54cm" svg:x="13.97cm" svg:y="17.018cm">
          <text:p text:style-name="P5">PostGI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6" draw:text-style-name="P5" xml:id="id29" draw:id="id29" draw:layer="layout" svg:width="3.956cm" svg:height="2.54cm" svg:x="22.86cm" svg:y="4.826cm">
          <text:p text:style-name="P5">call.trimet.org</text:p>
        </draw:rect>
        <draw:rect draw:style-name="gr6" draw:text-style-name="P5" xml:id="id30" draw:id="id30" draw:layer="layout" svg:width="4.318cm" svg:height="2.54cm" svg:x="22.46cm" svg:y="9.906cm">
          <text:p text:style-name="P5">Play!</text:p>
        </draw:rect>
        <draw:rect draw:style-name="gr6" draw:text-style-name="P5" xml:id="id32" draw:id="id32" draw:layer="layout" svg:width="3.772cm" svg:height="2.54cm" svg:x="15.278cm" svg:y="12.954cm">
          <text:p text:style-name="P5">OTP</text:p>
        </draw:rect>
        <draw:rect draw:style-name="gr6" draw:text-style-name="P5" xml:id="id28" draw:id="id28" draw:layer="layout" svg:width="4.318cm" svg:height="2.54cm" svg:x="16.4cm" svg:y="9.906cm">
          <text:p text:style-name="P5">SOLR</text:p>
        </draw:rect>
        <draw:connector draw:style-name="gr7" draw:text-style-name="P4" draw:layer="layout" draw:type="curve" svg:x1="18.559cm" svg:y1="9.906cm" svg:x2="24.838cm" svg:y2="7.366cm" draw:start-shape="id28" draw:end-shape="id29" draw:end-glue-point="2" svg:d="M18559 9906c0-1905 6279-635 6279-2540">
          <text:p/>
        </draw:connector>
        <draw:connector draw:style-name="gr7" draw:text-style-name="P4" draw:layer="layout" draw:type="curve" svg:x1="24.619cm" svg:y1="9.906cm" svg:x2="24.838cm" svg:y2="7.366cm" draw:start-shape="id30" draw:end-shape="id29" svg:d="M24619 9906c0-1905 219-635 219-2540">
          <text:p/>
        </draw:connector>
        <draw:connector draw:style-name="gr7" draw:text-style-name="P4" draw:layer="layout" draw:type="curve" svg:x1="18.796cm" svg:y1="18.288cm" svg:x2="24.619cm" svg:y2="12.446cm" draw:start-shape="id31" draw:start-glue-point="8" draw:end-shape="id30" draw:end-glue-point="2" svg:d="M18796 18288c3882 0 5823-1947 5823-5842">
          <text:p/>
        </draw:connector>
        <draw:connector draw:style-name="gr7" draw:text-style-name="P4" draw:layer="layout" draw:type="curve" svg:x1="19.05cm" svg:y1="14.224cm" svg:x2="24.619cm" svg:y2="12.446cm" draw:start-shape="id32" draw:start-glue-point="1" draw:end-shape="id30" draw:end-glue-point="2" svg:d="M19050 14224c3713 0 5569-592 5569-1778">
          <text:p/>
        </draw:connecto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k Purcell</meta:initial-creator>
    <meta:creation-date>2016-11-14T16:57:13.78</meta:creation-date>
    <meta:editing-duration>P1DT18M59S</meta:editing-duration>
    <meta:editing-cycles>61</meta:editing-cycles>
    <dc:date>2016-11-15T17:31:45.55</dc:date>
    <dc:creator>Frank Purcell</dc:creator>
    <meta:generator>OpenOffice/4.1.3$Win32 OpenOffice.org_project/413m1$Build-9783</meta:generator>
    <meta:document-statistic meta:object-count="140"/>
  </office:meta>
</office:document-meta>
</file>